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Preformatted_20_Text">
      <style:text-properties officeooo:rsid="00113ad9" officeooo:paragraph-rsid="00113ad9"/>
    </style:style>
    <style:style style:name="P5" style:family="paragraph" style:parent-style-name="Preformatted_20_Text">
      <style:text-properties fo:color="#000000" style:font-name="Liberation Mono" fo:font-size="10pt" officeooo:rsid="00113ad9" officeooo:paragraph-rsid="00113ad9" fo:background-color="transparent" style:font-name-asian="Noto Sans Mono CJK SC" style:font-size-asian="10pt" style:font-name-complex="Liberation Mono" style:font-size-complex="10p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4fc1ff"/>
    </style:style>
    <style:style style:name="T4" style:family="text">
      <style:text-properties fo:color="#4fc1ff" style:font-name="Droid Sans Mono" fo:font-size="10.5pt" fo:font-weight="normal" fo:background-color="#1e1e1e" loext:char-shading-value="0"/>
    </style:style>
    <style:style style:name="T5" style:family="text">
      <style:text-properties fo:color="#ce9178"/>
    </style:style>
    <style:style style:name="T6" style:family="text">
      <style:text-properties fo:color="#c586c0"/>
    </style:style>
    <style:style style:name="T7" style:family="text">
      <style:text-properties fo:color="#9cdcfe"/>
    </style:style>
    <style:style style:name="T8" style:family="text">
      <style:text-properties fo:color="#9cdcfe" style:font-name="Droid Sans Mono" fo:font-size="10.5pt" fo:font-weight="normal" fo:background-color="#1e1e1e" loext:char-shading-value="0"/>
    </style:style>
    <style:style style:name="T9" style:family="text">
      <style:text-properties fo:color="#b5cea8"/>
    </style:style>
    <style:style style:name="T10" style:family="text">
      <style:text-properties fo:color="#b5cea8" style:font-name="Droid Sans Mono" fo:font-size="10.5pt" fo:font-weight="normal" fo:background-color="#1e1e1e" loext:char-shading-value="0"/>
    </style:style>
    <style:style style:name="T11" style:family="text">
      <style:text-properties fo:color="#dcdcaa"/>
    </style:style>
    <style:style style:name="T12" style:family="text">
      <style:text-properties fo:color="#d4d4d4" style:font-name="Droid Sans Mono" fo:font-size="10.5pt" fo:font-weight="normal" fo:background-color="#1e1e1e" loext:char-shading-value="0"/>
    </style:style>
    <style:style style:name="T13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script</text:span><text:span text:style-name="T1">&gt;</text:span></text:p>
      <text:p text:style-name="P1"><text:span text:style-name="T2">const</text:span> <text:span text:style-name="T3">user</text:span> = [<text:span text:style-name="T5">'usamah'</text:span>, <text:span text:style-name="T5">'mujahid'</text:span>, <text:span text:style-name="T5">'setren'</text:span>, <text:span text:style-name="T5">'izul'</text:span>]</text:p>
      <text:p text:style-name="P1"><text:span text:style-name="T2">const</text:span> <text:span text:style-name="T3">events</text:span> = [<text:span text:style-name="T5">'adzan subuh'</text:span>, <text:span text:style-name="T5">'iqomat subuh'</text:span>, <text:span text:style-name="T5">'adzan dluhur'</text:span>, <text:span text:style-name="T5">'iqomat dluhur'</text:span>, <text:span text:style-name="T5">'adzan ashar'</text:span>, <text:span text:style-name="T5">'iqomat ashar'</text:span>]</text:p>
      <text:p text:style-name="P1"><text:span text:style-name="T6">for</text:span> (<text:span text:style-name="T2">let</text:span> <text:span text:style-name="T7">i</text:span> = <text:span text:style-name="T9">10</text:span>; <text:span text:style-name="T7">i</text:span> &lt; <text:span text:style-name="T3">events</text:span>.<text:span text:style-name="T7">length</text:span>; <text:span text:style-name="T7">i</text:span>++) {</text:p>
      <text:p text:style-name="P3"><text:line-break/><text:span text:style-name="T7">console</text:span>.<text:span text:style-name="T11">log</text:span>(<text:span text:style-name="T3">events</text:span>[<text:span text:style-name="T7">i</text:span>])</text:p>
      <text:p text:style-name="P3"/>
      <text:p text:style-name="P1">}</text:p>
      <text:p text:style-name="P2">// setelah dicek</text:p>
      <text:p text:style-name="P2">// lakukan perintah didalam kurung</text:p>
      <text:p text:style-name="P2">// tambahan 1 ke i</text:p>
      <text:p text:style-name="Preformatted_20_Text"/>
      <text:p text:style-name="P4">baris 6 dicek no 10 </text:p>
      <text:p text:style-name="P4">apakah no 10 itu kurang dr 6?<text:span text:style-name="T10">10</text:span><text:span text:style-name="T12">; </text:span><text:span text:style-name="T8">i</text:span><text:span text:style-name="T12"> &lt; </text:span><text:span text:style-name="T4">events</text:span><text:span text:style-name="T12">.</text:span><text:span text:style-name="T8">length</text:span><text:span text:style-name="T12">; </text:span></text:p>
      <text:p text:style-name="P5">jika tidak maka hasilnya adlh false </text:p>
      <text:p text:style-name="P5">maka setelah false event dlm kurung sudah tidak dijalankan lagi</text:p>
      <text:p text:style-name="P5"><text:span text:style-name="T13">JIKA ISI 01234-5 MAKA HASILNYA ADALAH TRUE</text:span></text:p>
      <text:p text:style-name="P5"><text:span text:style-name="T13">JIKA TRUE MAKA PERINTAH DALAM KURUNG MASIH DILAKUKAN</text:span></text:p>
      <text:p text:style-name="P5"><text:span text:style-name="T13">JIKA PERINTAH DALAM KURUNG MASIH DIJALANKAN</text:span></text:p>
      <text:p text:style-name="P5"><text:span text:style-name="T13">MAKA MENJALANKAH I++</text:span></text:p>
      <text:p text:style-name="P5"><text:span text:style-name="T13">DAN KEMBALI KE AWAL LAGI MANTAP JAY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7T22:08:52.321061148</dc:date>
    <meta:editing-duration>PT9M5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111" meta:character-count="674" meta:non-whitespace-character-count="578"/>
  </office:meta>
</office:document-meta>
</file>